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028" officeooo:paragraph-rsid="000a7028"/>
    </style:style>
    <style:style style:name="P2" style:family="paragraph" style:parent-style-name="Standard">
      <style:text-properties officeooo:rsid="000ab965" officeooo:paragraph-rsid="000ab965"/>
    </style:style>
    <style:style style:name="P3" style:family="paragraph" style:parent-style-name="Standard">
      <style:text-properties officeooo:rsid="000bb4bb" officeooo:paragraph-rsid="000bb4bb"/>
    </style:style>
    <style:style style:name="P4" style:family="paragraph" style:parent-style-name="Standard">
      <style:text-properties officeooo:rsid="000d3ecc" officeooo:paragraph-rsid="000d3ecc"/>
    </style:style>
    <style:style style:name="P5" style:family="paragraph" style:parent-style-name="Standard">
      <style:text-properties officeooo:rsid="000ff9fe" officeooo:paragraph-rsid="000ff9fe"/>
    </style:style>
    <style:style style:name="P6" style:family="paragraph" style:parent-style-name="Standard">
      <style:text-properties officeooo:rsid="000ff9fe" officeooo:paragraph-rsid="0011c6e5"/>
    </style:style>
    <style:style style:name="P7" style:family="paragraph" style:parent-style-name="Standard">
      <style:text-properties officeooo:rsid="0011c6e5" officeooo:paragraph-rsid="0011c6e5"/>
    </style:style>
    <style:style style:name="P8" style:family="paragraph" style:parent-style-name="Standard">
      <style:text-properties officeooo:rsid="001241d8" officeooo:paragraph-rsid="001241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ada empresa puede tener sus propios clasificadores</text:p>
      <text:p text:style-name="P8"/>
      <text:p text:style-name="P8"/>
      <text:p text:style-name="P8"/>
      <text:p text:style-name="P8">Familia</text:p>
      <text:p text:style-name="P8">---------</text:p>
      <text:p text:style-name="P8">id</text:p>
      <text:p text:style-name="P8">nombre</text:p>
      <text:p text:style-name="P8"/>
      <text:p text:style-name="P8">Categoría</text:p>
      <text:p text:style-name="P8">------------</text:p>
      <text:p text:style-name="P8">id</text:p>
      <text:p text:style-name="P8">nombre</text:p>
      <text:p text:style-name="P8"/>
      <text:p text:style-name="P8"/>
      <text:p text:style-name="P8"/>
      <text:p text:style-name="P8"/>
      <text:p text:style-name="P8"/>
      <text:p text:style-name="P7"/>
      <text:p text:style-name="P7">Soportar un reload: redux persist o estado anónimo en el servidor</text:p>
      <text:p text:style-name="P7"/>
      <text:p text:style-name="P6">No agregar duplicados, preguntar si desea agregar 1 a la cantidad.</text:p>
      <text:p text:style-name="P6">Mostrar encabezados en tabla</text:p>
      <text:p text:style-name="P5">Calcular sub totales</text:p>
      <text:p text:style-name="P5">Formatear números</text:p>
      <text:p text:style-name="P5">Mostrar la tabla con zebra</text:p>
      <text:p text:style-name="P5"/>
      <text:p text:style-name="P5">Eliminar productos indivucuales</text:p>
      <text:p text:style-name="P5">Cambiar la cantidad de productos.</text:p>
      <text:p text:style-name="P5"/>
      <text:p text:style-name="P5">Principal</text:p>
      <text:p text:style-name="P5">-----------</text:p>
      <text:p text:style-name="P5">Filtrar por marca</text:p>
      <text:p text:style-name="P5"/>
      <text:p text:style-name="P5">CRUD</text:p>
      <text:p text:style-name="P5">---------</text:p>
      <text:p text:style-name="P5">CRUD de inventario de productos</text:p>
      <text:p text:style-name="P5"/>
      <text:p text:style-name="P5"/>
      <text:p text:style-name="P5">Shopping Cart</text:p>
      <text:p text:style-name="P5">-----------------</text:p>
      <text:p text:style-name="P5">Agregar form de contactar al vendedor</text:p>
      <text:p text:style-name="P5">Poder ir a ventana completa del shopping cart</text:p>
      <text:p text:style-name="P5"/>
      <text:p text:style-name="P5">Completar pedido</text:p>
      <text:p text:style-name="P5">Hola, se enviará tu pedido al vendedor que te contactará en unos instantes para confirmar:</text:p>
      <text:p text:style-name="P5"/>
      <text:p text:style-name="P5">Disponibilidad</text:p>
      <text:p text:style-name="P5">Forma de pago</text:p>
      <text:p text:style-name="P5"><text:soft-page-break/>Documento tributario, boleta o factura</text:p>
      <text:p text:style-name="P5">Mecanismo de entrega</text:p>
      <text:p text:style-name="P5"/>
      <text:p text:style-name="P5">Nombre</text:p>
      <text:p text:style-name="P5">Teléfono</text:p>
      <text:p text:style-name="P5">Email</text:p>
      <text:p text:style-name="P5"/>
      <text:p text:style-name="P5">[Enviar]</text:p>
      <text:p text:style-name="P5"/>
      <text:p text:style-name="P5"/>
      <text:p text:style-name="P5"/>
      <text:p text:style-name="P3"/>
      <text:p text:style-name="P3">Agregar redux</text:p>
      <text:p text:style-name="P1">Poder seleccionar items en un cart</text:p>
      <text:p text:style-name="P1">Agregar icono ver canasta</text:p>
      <text:p text:style-name="P1">Mostrar la canasta</text:p>
      <text:p text:style-name="P1">Formulario de contacto</text:p>
      <text:p text:style-name="P1">Poder filtrar por marca</text:p>
      <text:p text:style-name="P2">Filtrar por precio</text:p>
      <text:p text:style-name="P2"/>
      <text:p text:style-name="P4">prestashop</text:p>
      <text:p text:style-name="P4">opencart</text:p>
      <text:p text:style-name="P4">magento</text:p>
      <text:p text:style-name="P4">woocommer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6T07:03:31.634749292</meta:creation-date>
    <meta:generator>LibreOffice/6.4.7.2$Linux_X86_64 LibreOffice_project/40$Build-2</meta:generator>
    <dc:date>2024-06-26T15:00:08.111560864</dc:date>
    <meta:editing-duration>PT3H2M11S</meta:editing-duration>
    <meta:editing-cycles>6</meta:editing-cycles>
    <meta:document-statistic meta:table-count="0" meta:image-count="0" meta:object-count="0" meta:page-count="2" meta:paragraph-count="48" meta:word-count="150" meta:character-count="990" meta:non-whitespace-character-count="888"/>
  </office:meta>
</office:document-meta>
</file>